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f</mi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p>
            <mrow>
              <mo stretchy="false">(</mo>
              <mrow>
                <mo stretchy="false">ϑ</mo>
                <mi>,</mi>
                <mo stretchy="false">ϕ</mo>
              </mrow>
              <mo stretchy="false">)</mo>
            </mrow>
            <mrow>
              <mi/>
              <mo stretchy="false">=</mo>
              <mrow>
                <mi/>
                <mo stretchy="false">−</mo>
                <mi/>
              </mrow>
            </mrow>
            <mfrac>
              <mi>m</mi>
              <mrow>
                <mn>2</mn>
                <mo stretchy="false">π</mo>
                <msup>
                  <mo stretchy="false">ℏ</mo>
                  <mn>2</mn>
                </msup>
              </mrow>
            </mfrac>
            <mi/>
            <mrow>
              <mo stretchy="false">∫</mo>
              <mi/>
            </mrow>
            <msup>
              <mtext>d</mtext>
              <mn>3</mn>
            </msup>
            <mi>r</mi>
            <mi>'</mi>
            <mi/>
            <mi>V</mi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</mrow>
              <mo stretchy="false">)</mo>
            </mrow>
            <mi/>
            <msup>
              <mtext>e</mtext>
              <mrow>
                <mrow>
                  <mo stretchy="false">−</mo>
                  <mtext>i</mtext>
                </mrow>
                <mi>k</mi>
                <mi/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r</mi>
                    </msub>
                    <mrow>
                      <mi/>
                      <mo stretchy="false">−</mo>
                      <mi/>
                    </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z</mi>
                    </msub>
                  </mrow>
                  <mo stretchy="false">)</mo>
                </mrow>
                <mrow>
                  <mi/>
                  <mo stretchy="false">⋅</mo>
                  <mi/>
                </mrow>
                <mrow>
                  <mstyle mathvariant="bold">
                    <mrow>
                      <mi>r</mi>
                    </mrow>
                  </mstyle>
                </mrow>
                <mi>'</mi>
              </mrow>
            </msup>
          </mrow>
        </mtd>
      </mtr>
      <mtr>
        <mtd>
          <mrow>
            <mrow>
              <mo stretchy="false">(</mo>
              <mrow>
                <mi>z</mi>
                <mi>'</mi>
                <mrow>
                  <mi/>
                  <mo stretchy="false">=</mo>
                  <mi/>
                </mrow>
                <mrow>
                  <mstyle mathvariant="bold">
                    <mrow>
                      <mi>r</mi>
                    </mrow>
                  </mstyle>
                </mrow>
                <mi>'</mi>
                <mrow>
                  <mi/>
                  <mo stretchy="false">⋅</mo>
                  <mi/>
                </mrow>
                <msub>
                  <mrow>
                    <mstyle mathvariant="bold">
                      <mrow>
                        <mi>e</mi>
                      </mrow>
                    </mstyle>
                  </mrow>
                  <mi>z</mi>
                </msub>
                <mi/>
                <mtext> ; </mtext>
                <mi/>
                <mo stretchy="false">ϑ</mo>
                <mrow>
                  <mi/>
                  <mo stretchy="false">=</mo>
                  <mi/>
                </mrow>
                <mo stretchy="false">∢</mo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r</mi>
                    </msub>
                    <mi>,</mi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z</mi>
                    </msub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f ^{(1)} (%ivartheta , %iphi) ~=~ - ` m over {2 %pi hbar ^2} ` 
int ` "d" ^3 r' ` 
V ({bold r}') ` 
"e" ^{- "i" k ` ({bold e} _r `-` {bold e} _z) `cdot` {bold r} '} 
newline

( 
 z' ~=~ {bold r} ' `cdot` {bold e} _z ~" ; "~~ 
 %ivartheta ~=~ %angle ({bold e} _r , {bold e} _z) 
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28:01.044000000</meta:creation-date>
    <meta:generator>LibreOffice/4.1.4.2$Windows_x86 LibreOffice_project/0a0440ccc0227ad9829de5f46be37cfb6edcf72</meta:generator>
  </office:meta>
</office:document-meta>
</file>